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b5810" officeooo:paragraph-rsid="001b5810"/>
    </style:style>
    <style:style style:name="P2" style:family="paragraph" style:parent-style-name="Standard">
      <style:text-properties officeooo:rsid="001c46ec" officeooo:paragraph-rsid="001c46ec"/>
    </style:style>
    <style:style style:name="P3" style:family="paragraph" style:parent-style-name="Standard" style:list-style-name="L1">
      <style:text-properties officeooo:rsid="001c46ec" officeooo:paragraph-rsid="001c46ec"/>
    </style:style>
    <style:style style:name="P4" style:family="paragraph" style:parent-style-name="Standard" style:list-style-name="L2">
      <style:text-properties officeooo:rsid="001c46ec" officeooo:paragraph-rsid="001c46ec"/>
    </style:style>
    <style:style style:name="P5" style:family="paragraph" style:parent-style-name="Standard" style:list-style-name="L2">
      <style:text-properties officeooo:rsid="001de957" officeooo:paragraph-rsid="001de957"/>
    </style:style>
    <style:style style:name="P6" style:family="paragraph" style:parent-style-name="Standard" style:list-style-name="L2">
      <style:text-properties officeooo:rsid="001e269d" officeooo:paragraph-rsid="001e269d"/>
    </style:style>
    <style:style style:name="T1" style:family="text">
      <style:text-properties officeooo:rsid="001de95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ormated Files and Plotting</text:p>
      <text:list xml:id="list1795383581398996223" text:style-name="L1">
        <text:list-item>
          <text:p text:style-name="P3">CSV</text:p>
          <text:list>
            <text:list-header>
              <text:p text:style-name="P3">Name, Phone</text:p>
              <text:p text:style-name="P3">“Doe, Joe”, 555-5550</text:p>
              <text:p text:style-name="P3">“Plain, Jane” , 555-5551</text:p>
            </text:list-header>
          </text:list>
        </text:list-item>
        <text:list-item>
          <text:p text:style-name="P3">XML</text:p>
          <text:list>
            <text:list-header>
              <text:p text:style-name="P3">&lt;phonebook&gt;</text:p>
              <text:list>
                <text:list-header>
                  <text:p text:style-name="P3">&lt;entry&gt;</text:p>
                  <text:list>
                    <text:list-header>
                      <text:p text:style-name="P3">&lt;name&gt;Doe, Joe&lt;/name&gt;</text:p>
                      <text:p text:style-name="P3">&lt;number&gt; 555-5550&lt;/number&gt;</text:p>
                    </text:list-header>
                  </text:list>
                </text:list-header>
              </text:list>
            </text:list-header>
          </text:list>
        </text:list-item>
      </text:list>
      <text:p text:style-name="P2"><text:tab/><text:tab/>&lt;/entry&gt;</text:p>
      <text:list xml:id="list4350447707496182705" text:style-name="L2">
        <text:list-item>
          <text:p text:style-name="P4">YAML</text:p>
          <text:list>
            <text:list-item>
              <text:p text:style-name="P4">human readable </text:p>
              <text:p text:style-name="P4">-</text:p>
              <text:list>
                <text:list-header>
                  <text:p text:style-name="P4">name: Doe, Joe</text:p>
                  <text:p text:style-name="P4">number: 555-555<text:span text:style-name="T1">0</text:span></text:p>
                </text:list-header>
              </text:list>
              <text:p text:style-name="P4">-</text:p>
            </text:list-item>
            <text:list-item>
              <text:p text:style-name="P5">YAML file is loaded into python as a list of dictrinarys</text:p>
            </text:list-item>
          </text:list>
        </text:list-item>
        <text:list-item>
          <text:p text:style-name="P5">Numpy</text:p>
          <text:list>
            <text:list-header>
              <text:p text:style-name="P5">numpy.array([1,2,3,4])</text:p>
            </text:list-header>
            <text:list-item>
              <text:p text:style-name="P5">Matplotlib</text:p>
              <text:list>
                <text:list-item>
                  <text:p text:style-name="P5">numpy arrays use CSV files</text:p>
                </text:list-item>
                <text:list-item>
                  <text:p text:style-name="P6">ZIP function</text:p>
                  <text:p text:style-name="P6">for xi, yi in zip(x,y):</text:p>
                  <text:list>
                    <text:list-header>
                      <text:p text:style-name="P6">csvwriter.writerow((xi,yi))</text:p>
                    </text:list-header>
                  </text:list>
                </text:list-item>
                <text:list-item>
                  <text:p text:style-name="P6"/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4T12:46:23.699825292</meta:creation-date>
    <meta:editing-duration>PT41M13S</meta:editing-duration>
    <meta:editing-cycles>2</meta:editing-cycles>
    <meta:generator>LibreOffice/4.3.3.2$Linux_X86_64 LibreOffice_project/430m0$Build-2</meta:generator>
    <meta:initial-creator>Tristan Vigil</meta:initial-creator>
    <dc:date>2015-03-04T13:42:52.044046505</dc:date>
    <dc:creator>Tristan Vigil</dc:creator>
    <meta:document-statistic meta:table-count="0" meta:image-count="0" meta:object-count="0" meta:page-count="1" meta:paragraph-count="26" meta:word-count="83" meta:character-count="419" meta:non-whitespace-character-count="382"/>
  </office:meta>
</office:document-meta>
</file>